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37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5.61mm"/>
    </style:style>
    <style:style style:name="co5" style:family="table-column">
      <style:table-column-properties fo:break-before="auto" style:column-width="44.22mm"/>
    </style:style>
    <style:style style:name="co6" style:family="table-column">
      <style:table-column-properties fo:break-before="auto" style:column-width="59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name-complex="DejaVu Sans Mono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99"/>
    <style:style style:name="T1" style:family="text">
      <style:text-properties style:font-name-asian="DejaVu Sans Mono" style:font-name-complex="DejaVu Sans Mono" style:font-size-complex="9pt" fo:color="#000000" style:font-name="DejaVu Sans Mono" style:font-style-asian="normal" style:font-weight-complex="normal" style:font-weight-asian="normal" fo:font-style="normal" fo:font-weight="normal" fo:font-size="9pt" style:font-style-complex="normal" style:font-size-asian="9pt"/>
    </style:style>
    <style:style style:name="T2" style:family="text">
      <style:text-properties style:font-name-asian="DejaVu Sans Mono" style:font-name-complex="DejaVu Sans Mono" style:font-size-complex="9pt" style:font-name="DejaVu Sans Mono" style:font-style-asian="normal" fo:font-style="normal" fo:font-size="9pt" style:font-style-complex="normal" style:font-size-asian="9pt" fo:color="#008000" style:font-weight-asian="bold" style:font-weight-complex="bold" fo:font-weight="bold"/>
    </style:style>
    <style:style style:name="T3" style:family="text">
      <style:text-properties style:font-name-asian="DejaVu Sans Mono" style:font-name-complex="DejaVu Sans Mono" style:font-size-complex="9pt" style:font-name="DejaVu Sans Mono" style:font-style-asian="normal" fo:font-style="normal" fo:font-size="9pt" style:font-style-complex="normal" style:font-size-asian="9pt" fo:color="#000000" fo:font-weight="normal" style:font-weight-asian="normal" style:font-weight-complex="normal"/>
    </style:style>
    <style:style style:name="T4" style:family="text">
      <style:text-properties style:font-name-asian="DejaVu Sans Mono" style:font-name-complex="DejaVu Sans Mono" style:font-size-complex="9pt" style:font-name="DejaVu Sans Mono" style:font-style-asian="normal" fo:font-style="normal" fo:font-size="9pt" style:font-style-complex="normal" style:font-size-asian="9pt" fo:color="#008000" fo:font-weight="bold" style:font-weight-asian="bold" style:font-weight-complex="bold"/>
    </style:style>
    <style:style style:name="T5" style:family="text">
      <style:text-properties style:font-name-complex="DejaVu Sans Mono" fo:color="#000000" style:font-style-asian="normal" style:font-weight-complex="normal" fo:font-size="9pt" style:font-style-complex="normal" style:font-name="DejaVu Sans Mono" style:font-size-asian="9pt" style:font-size-complex="9pt" fo:font-weight="normal" fo:font-style="normal" style:font-weight-asian="normal" style:font-name-asian="DejaVu Sans Mono"/>
    </style:style>
    <style:style style:name="T6" style:family="text">
      <style:text-properties style:font-name-complex="DejaVu Sans Mono" style:font-style-asian="normal" fo:font-size="9pt" style:font-style-complex="normal" style:font-name="DejaVu Sans Mono" style:font-size-asian="9pt" style:font-size-complex="9pt" fo:font-style="normal" style:font-name-asian="DejaVu Sans Mono" style:font-weight-asian="bold" fo:color="#008000" fo:font-weight="bold" style:font-weight-complex="bold"/>
    </style:style>
    <style:style style:name="T7" style:family="text">
      <style:text-properties style:font-name-complex="DejaVu Sans Mono" style:font-style-asian="normal" fo:font-size="9pt" style:font-style-complex="normal" style:font-name="DejaVu Sans Mono" style:font-size-asian="9pt" style:font-size-complex="9pt" fo:font-style="normal" style:font-name-asian="DejaVu Sans Mono" fo:color="#000000" fo:font-weight="normal" style:font-weight-asian="normal" style:font-weight-complex="normal"/>
    </style:style>
    <style:style style:name="T8" style:family="text">
      <style:text-properties style:font-name-complex="DejaVu Sans Mono" style:font-style-asian="normal" fo:font-size="9pt" style:font-style-complex="normal" style:font-name="DejaVu Sans Mono" style:font-size-asian="9pt" style:font-size-complex="9pt" fo:font-style="normal" style:font-name-asian="DejaVu Sans Mono" fo:color="#008000" fo:font-weight="bold" style:font-weight-asian="bold" style:font-weight-complex="bold"/>
    </style:style>
  </office:automatic-styles>
  <office:body>
    <office:spreadsheet>
      <table:table table:name="spinnak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innaker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_populations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dded to by polutaion in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projection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command_send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dge_coun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command_edge_coun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live_spike_recorder 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in_supported_de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x_supported_de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time_scale_fac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hostname</text:p>
          </table:table-cell>
          <table:table-cell/>
          <table:table-cell table:style-name="ce3" office:value-type="string" calcext:value-type="string">
            <text:p><text:span text:style-name="T1">config(</text:span><text:span text:style-name="T2">"Machine"</text:span><text:span text:style-name="T3">, </text:span><text:span text:style-name="T4">"machineName"</text:span><text:span text:style-name="T3">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spalloc_server</text:p>
          </table:table-cell>
          <table:table-cell/>
          <table:table-cell table:style-name="ce4" office:value-type="string" calcext:value-type="string">
            <text:p><text:span text:style-name="T5">config(</text:span><text:span text:style-name="T6">"Machine"</text:span><text:span text:style-name="T7">, </text:span><text:span text:style-name="T8">"spalloc_server"</text:span><text:span text:style-name="T7">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emote_spinnaker_url</text:p>
          </table:table-cell>
          <table:table-cell/>
          <table:table-cell table:style-name="ce4" office:value-type="string" calcext:value-type="string">
            <text:p><text:span text:style-name="T5">config(</text:span><text:span text:style-name="T6">"Machine"</text:span><text:span text:style-name="T7">, </text:span><text:span text:style-name="T8">"remote_spinnaker_url"</text:span><text:span text:style-name="T7">)</text:span>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_n_chips_required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hostnam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spalloc_serv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emote_spinnaker_url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_allocation_controll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graph_label</text:p>
          </table:table-cell>
          <table:table-cell/>
          <table:table-cell table:style-name="ce5" office:value-type="string" calcext:value-type="string">
            <text:p>"Application_graph"</text:p>
          </table:table-cell>
          <table:table-cell/>
          <table:table-cell office:value-type="string" calcext:value-type="string">
            <text:p>Ugly</text:p>
          </table:table-cell>
        </table:table-row>
        <table:table-row table:style-name="ro1">
          <table:table-cell/>
          <table:table-cell office:value-type="string" calcext:value-type="string">
            <text:p>_application_graph</text:p>
          </table:table-cell>
          <table:table-cell/>
          <table:table-cell office:value-type="string" calcext:value-type="string">
            <text:p>default 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_graph</text:p>
          </table:table-cell>
          <table:table-cell/>
          <table:table-cell office:value-type="string" calcext:value-type="string">
            <text:p>default 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graph_mapp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lacemen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outer_table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outing_info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ag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xrx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buffer_manag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ip_addres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_outpu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pping_outpu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load_outpu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last_run_outpu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acman_provenance</text:p>
          </table:table-cell>
          <table:table-cell table:style-name="ce1" office:value-type="string" calcext:value-type="string">
            <text:p>PacmanProvenanceExtract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xml_paths</text:p>
          </table:table-cell>
          <table:table-cell/>
          <table:table-cell office:value-type="string" calcext:value-type="string">
            <text:p>see bel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tra_mapping_algorithms</text:p>
          </table:table-cell>
          <table:table-cell/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tra_mapping_inputs</text:p>
          </table:table-cell>
          <table:table-cell office:value-type="string" calcext:value-type="string">
            <text:p>dict</text:p>
          </table:table-cell>
          <table:table-cell table:style-name="ce6" office:value-type="string" calcext:value-type="string">
            <text:p>{'CreateAtomToEventIdMapping': True}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_extra_pre_run_algorithm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tra_post_run_algorithm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tra_load_algorithm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sg_algorithm</text:p>
          </table:table-cell>
          <table:table-cell/>
          <table:table-cell table:style-name="ce5" office:value-type="string" calcext:value-type="string">
            <text:p>"FrontEndCommonApplicationGraphDataSpecificationWriter"</text:p>
          </table:table-cell>
          <table:table-cell office:value-type="string" calcext:value-type="string">
            <text:p>Changed to "SpynnakerDataSpecificationWriter"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none_labelled_vertex_cou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none_labelled_edge_cou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atabase_socket_address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atabase_interfac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create_databas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atabase_file_path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has_ran 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has_reset_last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n_calls_to_ru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current_run_timestep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no_sync_chang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inimum_step_generated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no_machine_time_step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_time_step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ime_scale_facto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his_run_time_string</text:p>
          </table:table-cell>
          <table:table-cell/>
          <table:table-cell office:value-type="string" calcext:value-type="string">
            <text:p>String from datetime n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app_id</text:p>
          </table:table-cell>
          <table:table-cell/>
          <table:table-cell table:style-name="ce3" office:value-type="string" calcext:value-type="string">
            <text:p><text:span text:style-name="T1">config.getint(</text:span><text:span text:style-name="T2">"Machine"</text:span><text:span text:style-name="T3">, </text:span><text:span text:style-name="T4">"appID"</text:span><text:span text:style-name="T3">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eport_default_directory</text:p>
          </table:table-cell>
          <table:table-cell/>
          <table:table-cell office:value-type="string" calcext:value-type="string">
            <text:p>'/brenninc/spinnaker/my_spinnaker/RunningPyNNSimulationsonSpiNNaker-LabManual/reports/2017-03-07-11-55-09-925457/run_1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eport_simulation_top_directory</text:p>
          </table:table-cell>
          <table:table-cell/>
          <table:table-cell office:value-type="string" calcext:value-type="string">
            <text:p>'/brenninc/spinnaker/my_spinnaker/RunningPyNNSimulationsonSpiNNaker-LabManual/reports/2017-03-07-11-55-09-925457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app_data_runtime_folder</text:p>
          </table:table-cell>
          <table:table-cell/>
          <table:table-cell office:value-type="string" calcext:value-type="string">
            <text:p>'/brenninc/spinnaker/my_spinnaker/RunningPyNNSimulationsonSpiNNaker-LabManual/application_generated_data_files/2017-03-07-11-55-09-925457/run_1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app_data_top_simulation_folder</text:p>
          </table:table-cell>
          <table:table-cell/>
          <table:table-cell office:value-type="string" calcext:value-type="string">
            <text:p>'/brenninc/spinnaker/my_spinnaker/RunningPyNNSimulationsonSpiNNaker-LabManual/application_generated_data_files/2017-03-07-11-55-09-925457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json_folder</text:p>
          </table:table-cell>
          <table:table-cell/>
          <table:table-cell office:value-type="string" calcext:value-type="string">
            <text:p>'/brenninc/spinnaker/my_spinnaker/RunningPyNNSimulationsonSpiNNaker-LabManual/reports/2017-03-07-11-55-09-925457/run_1/json_files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rovenance_file_path</text:p>
          </table:table-cell>
          <table:table-cell/>
          <table:table-cell office:value-type="string" calcext:value-type="string">
            <text:p>'/brenninc/spinnaker/my_spinnaker/RunningPyNNSimulationsonSpiNNaker-LabManual/reports/2017-03-07-11-55-09-925457/run_1/provenance_data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o_timings</text:p>
          </table:table-cell>
          <table:table-cell/>
          <table:table-cell table:style-name="ce3" office:value-type="string" calcext:value-type="string">
            <text:p>config.getboolean("Reports", "writeAlgorithmTimings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rint_timings</text:p>
          </table:table-cell>
          <table:table-cell/>
          <table:table-cell table:style-name="ce3" office:value-type="string" calcext:value-type="string">
            <text:p>config.getboolean("Reports", "display_algorithm_timings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rovenance_format</text:p>
          </table:table-cell>
          <table:table-cell/>
          <table:table-cell table:style-name="ce3" office:value-type="string" calcext:value-type="string">
            <text:p>config.get("Reports", "provenance_format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ec_dse_on_host</text:p>
          </table:table-cell>
          <table:table-cell/>
          <table:table-cell table:style-name="ce3" office:value-type="string" calcext:value-type="string">
            <text:p>config.getboolean("Machine", "virtual_board"))</text:p>
          </table:table-cell>
          <table:table-cell table:number-columns-repeated="2"/>
        </table:table-row>
        <table:table-row table:style-name="ro1" table:number-rows-repeated="7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xtra_algorithm_xml_path</text:p>
          </table:table-cell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['/brenninc/spinnaker/sPyNNaker/spynnaker/pyNN/overridden_pacman_functions/algorithms_metadata.xml']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_xml_paths</text:p>
          </table:table-cell>
          <table:table-cell table:style-name="Default"/>
          <table:table-cell office:value-type="string" calcext:value-type="string">
            <text:p>'/brenninc/spinnaker/SpiNNFrontEndCommon/spinn_front_end_common/interface/interface_functions/front_end_common_interface_functions.xml'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'/brenninc/spinnaker/SpiNNFrontEndCommon/spinn_front_end_common/utilities/report_functions/front_end_common_reports.xml'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'/brenninc/spinnaker/sPyNNaker/spynnaker/pyNN/overridden_pacman_functions/algorithms_metadata.xml'</text:p>
          </table:table-cell>
          <table:table-cell table:number-columns-repeated="3"/>
        </table:table-row>
      </table:table>
      <table:table table:name="populati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opulatio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_vertex</text:p>
          </table:table-cell>
          <table:table-cell table:style-name="ce1" office:value-type="string" calcext:value-type="string">
            <text:p>AbstractPopulationVerte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_spinnaker</text:p>
          </table:table-cell>
          <table:table-cell table:style-name="ce1" office:value-type="string" calcext:value-type="string">
            <text:p>spinnake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_delay_vertex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_structure</text:p>
          </table:table-cell>
          <table:table-cell table:style-name="ce1" office:value-type="string" calcext:value-type="string">
            <text:p>pyNN.space.Spac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_positions</text:p>
          </table:table-cell>
          <table:table-cell/>
          <table:table-cell office:value-type="string" calcext:value-type="string">
            <text:p>MAYBE UNSET!</text:p>
          </table:table-cell>
        </table:table-row>
        <table:table-row table:style-name="ro1">
          <table:table-cell/>
          <table:table-cell table:style-name="ce1" office:value-type="string" calcext:value-type="string">
            <text:p>_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rom p.population call</text:p>
          </table:table-cell>
        </table:table-row>
        <table:table-row table:style-name="ro1">
          <table:table-cell/>
          <table:table-cell table:style-name="ce1" office:value-type="string" calcext:value-type="string">
            <text:p>_record_spike_file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_record_v_file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_record_gsyn_file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_change_requires_mapping</text:p>
          </table:table-cell>
          <table:table-cell/>
          <table:table-cell table:style-name="ce6" office:value-type="boolean" office:boolean-value="true" calcext:value-type="boolean">
            <text:p>TRU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AbstractPopulationVerte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_synapse_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………………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string" calcext:value-type="string">
            <text:p>AbstractStaticSynapseDynamic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ynapseDynamicsStatic</text:p>
          </table:table-cell>
          <table:table-cell table:number-columns-repeated="3"/>
        </table:table-row>
      </table:table>
      <table:table table:name="Connectors" table:style-name="ta1">
        <table:table-column table:style-name="co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bstractConnecto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_safe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_space</text:p>
          </table:table-cell>
          <table:table-cell/>
          <table:table-cell table:style-name="ce6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_verbose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_pre_population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>
          <table:table-cell/>
          <table:table-cell office:value-type="string" calcext:value-type="string">
            <text:p>_post_population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>
          <table:table-cell/>
          <table:table-cell office:value-type="string" calcext:value-type="string">
            <text:p>_n_pre_neurons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>
          <table:table-cell/>
          <table:table-cell office:value-type="string" calcext:value-type="string">
            <text:p>_n_post_neurons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>
          <table:table-cell/>
          <table:table-cell office:value-type="string" calcext:value-type="string">
            <text:p>_rng</text:p>
          </table:table-cell>
          <table:table-cell/>
          <table:table-cell office:value-type="string" calcext:value-type="string">
            <text:p>set in init defaults to NumpyRNG()</text:p>
          </table:table-cell>
        </table:table-row>
        <table:table-row table:style-name="ro1">
          <table:table-cell/>
          <table:table-cell office:value-type="string" calcext:value-type="string">
            <text:p>_n_clipped_delay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in_delay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OneToOneConnecto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_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elays</text:p>
          </table:table-cell>
          <table:table-cell table:number-columns-repeated="2"/>
        </table:table-row>
      </table:table>
      <table:table table:name="xmlObjects" table:style-name="ta1">
        <table:table-column table:style-name="co6" table:default-cell-style-name="ce1"/>
        <table:table-row table:style-name="ro1">
          <table:table-cell office:value-type="string" calcext:value-type="string">
            <text:p>APPID</text:p>
          </table:table-cell>
        </table:table-row>
        <table:table-row table:style-name="ro1">
          <table:table-cell office:value-type="string" calcext:value-type="string">
            <text:p>ApplicationDataFolder</text:p>
          </table:table-cell>
        </table:table-row>
        <table:table-row table:style-name="ro1">
          <table:table-cell office:value-type="string" calcext:value-type="string">
            <text:p>AutoDetectBMPFlag</text:p>
          </table:table-cell>
        </table:table-row>
        <table:table-row table:style-name="ro1">
          <table:table-cell office:value-type="string" calcext:value-type="string">
            <text:p>BMPDetails</text:p>
          </table:table-cell>
        </table:table-row>
        <table:table-row table:style-name="ro1">
          <table:table-cell office:value-type="string" calcext:value-type="string">
            <text:p>BoardVersion</text:p>
          </table:table-cell>
        </table:table-row>
        <table:table-row table:style-name="ro1">
          <table:table-cell office:value-type="string" calcext:value-type="string">
            <text:p>BootPortNum</text:p>
          </table:table-cell>
        </table:table-row>
        <table:table-row table:style-name="ro1">
          <table:table-cell office:value-type="string" calcext:value-type="string">
            <text:p>BufferIpAddress</text:p>
          </table:table-cell>
        </table:table-row>
        <table:table-row table:style-name="ro1">
          <table:table-cell office:value-type="string" calcext:value-type="string">
            <text:p>BufferManager</text:p>
          </table:table-cell>
        </table:table-row>
        <table:table-row table:style-name="ro1">
          <table:table-cell office:value-type="string" calcext:value-type="string">
            <text:p>ConnectionHolders</text:p>
          </table:table-cell>
        </table:table-row>
        <table:table-row table:style-name="ro1">
          <table:table-cell office:value-type="string" calcext:value-type="string">
            <text:p>DatabaseFilePath</text:p>
          </table:table-cell>
        </table:table-row>
        <table:table-row table:style-name="ro1">
          <table:table-cell office:value-type="string" calcext:value-type="string">
            <text:p>DatabaseSocketAddresses</text:p>
          </table:table-cell>
        </table:table-row>
        <table:table-row table:style-name="ro1">
          <table:table-cell office:value-type="string" calcext:value-type="string">
            <text:p>DatabaseWaitOnConfirmationFlag</text:p>
          </table:table-cell>
        </table:table-row>
        <table:table-row table:style-name="ro1">
          <table:table-cell office:value-type="string" calcext:value-type="string">
            <text:p>DataSpecificationTargets</text:p>
          </table:table-cell>
        </table:table-row>
        <table:table-row table:style-name="ro1">
          <table:table-cell office:value-type="string" calcext:value-type="string">
            <text:p>DSEAppID</text:p>
          </table:table-cell>
        </table:table-row>
        <table:table-row table:style-name="ro1">
          <table:table-cell office:value-type="string" calcext:value-type="string">
            <text:p>DownedChipsDetails</text:p>
          </table:table-cell>
        </table:table-row>
        <table:table-row table:style-name="ro1">
          <table:table-cell office:value-type="string" calcext:value-type="string">
            <text:p>DownedCoresDetails</text:p>
          </table:table-cell>
        </table:table-row>
        <table:table-row table:style-name="ro1">
          <table:table-cell office:value-type="string" calcext:value-type="string">
            <text:p>EnableReinjectionFlag</text:p>
          </table:table-cell>
        </table:table-row>
        <table:table-row table:style-name="ro1">
          <table:table-cell office:value-type="string" calcext:value-type="string">
            <text:p>ExecDSEOnHostFlag</text:p>
          </table:table-cell>
        </table:table-row>
        <table:table-row table:style-name="ro1">
          <table:table-cell office:value-type="string" calcext:value-type="string">
            <text:p>ExecutableFinder</text:p>
          </table:table-cell>
        </table:table-row>
        <table:table-row table:style-name="ro1">
          <table:table-cell office:value-type="string" calcext:value-type="string">
            <text:p>ExecutableTargets</text:p>
          </table:table-cell>
        </table:table-row>
        <table:table-row table:style-name="ro1">
          <table:table-cell office:value-type="string" calcext:value-type="string">
            <text:p>IPAddress</text:p>
          </table:table-cell>
        </table:table-row>
        <table:table-row table:style-name="ro1">
          <table:table-cell office:value-type="string" calcext:value-type="string">
            <text:p>LoadedApplicationDataToken</text:p>
          </table:table-cell>
        </table:table-row>
        <table:table-row table:style-name="ro1">
          <table:table-cell office:value-type="string" calcext:value-type="string">
            <text:p>LoadBinariesToken</text:p>
          </table:table-cell>
        </table:table-row>
        <table:table-row table:style-name="ro1">
          <table:table-cell office:value-type="string" calcext:value-type="string">
            <text:p>LoadedIPTagsToken</text:p>
          </table:table-cell>
        </table:table-row>
        <table:table-row table:style-name="ro1">
          <table:table-cell office:value-type="string" calcext:value-type="string">
            <text:p>LoadedReverseIPTagsToken</text:p>
          </table:table-cell>
        </table:table-row>
        <table:table-row table:style-name="ro1">
          <table:table-cell office:value-type="string" calcext:value-type="string">
            <text:p>MachineWidth</text:p>
          </table:table-cell>
        </table:table-row>
        <table:table-row table:style-name="ro1">
          <table:table-cell office:value-type="string" calcext:value-type="string">
            <text:p>MachineHeight</text:p>
          </table:table-cell>
        </table:table-row>
        <table:table-row table:style-name="ro1">
          <table:table-cell office:value-type="string" calcext:value-type="string">
            <text:p>MAxCoreID</text:p>
          </table:table-cell>
        </table:table-row>
        <table:table-row table:style-name="ro1">
          <table:table-cell office:value-type="string" calcext:value-type="string">
            <text:p>MaxSDRAMSize</text:p>
          </table:table-cell>
        </table:table-row>
        <table:table-row table:style-name="ro1">
          <table:table-cell office:value-type="string" calcext:value-type="string">
            <text:p>MemoryApplicationGraph</text:p>
          </table:table-cell>
        </table:table-row>
        <table:table-row table:style-name="ro1">
          <table:table-cell office:value-type="string" calcext:value-type="string">
            <text:p>MemoryCompressedRoutingTables</text:p>
          </table:table-cell>
        </table:table-row>
        <table:table-row table:style-name="ro1">
          <table:table-cell office:value-type="string" calcext:value-type="string">
            <text:p>MemoryExtendedMachine</text:p>
          </table:table-cell>
        </table:table-row>
        <table:table-row table:style-name="ro1">
          <table:table-cell office:value-type="string" calcext:value-type="string">
            <text:p>MemoryGraphMapper</text:p>
          </table:table-cell>
        </table:table-row>
        <table:table-row table:style-name="ro1">
          <table:table-cell office:value-type="string" calcext:value-type="string">
            <text:p>MemoryIpTags</text:p>
          </table:table-cell>
        </table:table-row>
        <table:table-row table:style-name="ro1">
          <table:table-cell office:value-type="string" calcext:value-type="string">
            <text:p>MemoryMachine</text:p>
          </table:table-cell>
        </table:table-row>
        <table:table-row table:style-name="ro1">
          <table:table-cell office:value-type="string" calcext:value-type="string">
            <text:p>MemoryMachineGraph</text:p>
          </table:table-cell>
        </table:table-row>
        <table:table-row table:style-name="ro1">
          <table:table-cell office:value-type="string" calcext:value-type="string">
            <text:p>MemoryPlacements</text:p>
          </table:table-cell>
        </table:table-row>
        <table:table-row table:style-name="ro1">
          <table:table-cell office:value-type="string" calcext:value-type="string">
            <text:p>MemoryReverseTags</text:p>
          </table:table-cell>
        </table:table-row>
        <table:table-row table:style-name="ro1">
          <table:table-cell office:value-type="string" calcext:value-type="string">
            <text:p>MemoryRoutingTables</text:p>
          </table:table-cell>
        </table:table-row>
        <table:table-row table:style-name="ro1">
          <table:table-cell office:value-type="string" calcext:value-type="string">
            <text:p>MemoryTags</text:p>
          </table:table-cell>
        </table:table-row>
        <table:table-row table:style-name="ro1">
          <table:table-cell office:value-type="string" calcext:value-type="string">
            <text:p>MemoryTransceiver</text:p>
          </table:table-cell>
        </table:table-row>
        <table:table-row table:style-name="ro1">
          <table:table-cell office:value-type="string" calcext:value-type="string">
            <text:p>PlacementToAppDataFilePaths</text:p>
          </table:table-cell>
        </table:table-row>
        <table:table-row table:style-name="ro1">
          <table:table-cell office:value-type="string" calcext:value-type="string">
            <text:p>ProcessorToAppDataBaseAddress</text:p>
          </table:table-cell>
        </table:table-row>
        <table:table-row table:style-name="ro1">
          <table:table-cell office:value-type="string" calcext:value-type="string">
            <text:p>ReloadToken</text:p>
          </table:table-cell>
        </table:table-row>
        <table:table-row table:style-name="ro1">
          <table:table-cell office:value-type="string" calcext:value-type="string">
            <text:p>PostSimulationOverrunBeforeError</text:p>
          </table:table-cell>
        </table:table-row>
        <table:table-row table:style-name="ro1">
          <table:table-cell office:value-type="string" calcext:value-type="string">
            <text:p>ReportFolder</text:p>
          </table:table-cell>
        </table:table-row>
        <table:table-row table:style-name="ro1">
          <table:table-cell office:value-type="string" calcext:value-type="string">
            <text:p>ResetMachineOnStartupFlag</text:p>
          </table:table-cell>
        </table:table-row>
        <table:table-row table:style-name="ro1"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ScampConnectionData</text:p>
          </table:table-cell>
        </table:table-row>
        <table:table-row table:style-name="ro1">
          <table:table-cell office:value-type="string" calcext:value-type="string">
            <text:p>SendStartNotifications</text:p>
          </table:table-cell>
        </table:table-row>
        <table:table-row table:style-name="ro1">
          <table:table-cell office:value-type="string" calcext:value-type="string">
            <text:p>TimeScaleFactor</text:p>
          </table:table-cell>
        </table:table-row>
        <table:table-row table:style-name="ro1">
          <table:table-cell office:value-type="string" calcext:value-type="string">
            <text:p>TotalMachineTimeSteps</text:p>
          </table:table-cell>
        </table:table-row>
        <table:table-row table:style-name="ro1">
          <table:table-cell office:value-type="string" calcext:value-type="string">
            <text:p>TrafficIdentifierToPortNumMap</text:p>
          </table:table-cell>
        </table:table-row>
        <table:table-row table:style-name="ro1">
          <table:table-cell office:value-type="string" calcext:value-type="string">
            <text:p>WriteCheckerFlag</text:p>
          </table:table-cell>
        </table:table-row>
        <table:table-row table:style-name="ro1">
          <table:table-cell office:value-type="string" calcext:value-type="string">
            <text:p>WriteMemoryMapReportFlag</text:p>
          </table:table-cell>
        </table:table-row>
        <table:table-row table:style-name="ro1">
          <table:table-cell office:value-type="string" calcext:value-type="string">
            <text:p>WriteTextSpecsFlag</text:p>
          </table:table-cell>
        </table:table-row>
      </table:table>
      <table:table table:name="Projection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ojection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_spinnaker</text:p>
          </table:table-cell>
          <table:table-cell office:value-type="string" calcext:value-type="string">
            <text:p>spinna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projection_edge</text:p>
          </table:table-cell>
          <table:table-cell/>
          <table:table-cell office:value-type="string" calcext:value-type="string">
            <text:p>ProjectionApplicationEdge</text:p>
          </table:table-cell>
        </table:table-row>
        <table:table-row table:style-name="ro1">
          <table:table-cell/>
          <table:table-cell office:value-type="string" calcext:value-type="string">
            <text:p>_host_based_synapse_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has_retrieved_synaptic_list_from_mach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synapse_informatio</text:p>
          </table:table-cell>
          <table:table-cell/>
          <table:table-cell table:style-name="ce1" office:value-type="string" calcext:value-type="string">
            <text:p>SynapseInfor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9:46:52.457320949</meta:creation-date>
    <dc:date>2017-03-07T17:01:12.971085786</dc:date>
    <meta:editing-duration>PT38M6S</meta:editing-duration>
    <meta:editing-cycles>3</meta:editing-cycles>
    <meta:generator>LibreOffice/4.4.7.2$Linux_X86_64 LibreOffice_project/40$Build-2</meta:generator>
    <meta:document-statistic meta:table-count="5" meta:cell-count="270" meta:object-count="0"/>
  </office:meta>
</office:document-meta>
</file>